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echo python-telegram-bot==20.7 &gt; requirements.txt</text:p>
      <text:p text:style-name="P2">echo openai-whisper &gt;&gt; requirements.txt</text:p>
      <text:p text:style-name="P3">echo transformers &gt;&gt; requirements.txt</text:p>
      <text:p text:style-name="P4">echo torch &gt;&gt; requirements.txt</text:p>
      <text:p text:style-name="P5">echo python-docx &gt;&gt; requirements.tx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четная запись Майкрософт</meta:initial-creator>
    <dc:creator>Учетная запись Майкрософт</dc:creator>
    <meta:creation-date>2025-09-30T08:45:00Z</meta:creation-date>
    <dc:date>2025-09-30T08:45:00Z</dc:date>
    <meta:template xlink:href="Normal" xlink:type="simple"/>
    <meta:editing-cycles>2</meta:editing-cycles>
    <meta:editing-duration>PT0S</meta:editing-duration>
    <meta:document-statistic meta:page-count="1" meta:paragraph-count="1" meta:word-count="29" meta:character-count="195" meta:row-count="1" meta:non-whitespace-character-count="167"/>
  </office:meta>
</office:document-meta>
</file>